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24-11-0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23-11-0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22-11-0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21-12-0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9-11-0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8-01-0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6-11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5-11-12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4-11-18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3-11-1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200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199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199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199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199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199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654403</text:p>
          </table:table-cell>
          <table:table-cell office:value-type="string" calcext:value-type="string">
            <text:p>199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